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66"/>
      <style:text-properties fo:color="#000000"/>
    </style:style>
    <style:style style:name="ce3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10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OK</text:p>
          </table:table-cell>
          <table:table-cell table:style-name="ce3"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OK</text:p>
          </table:table-cell>
          <table:table-cell table:style-name="ce3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47:46.125909598</meta:creation-date>
    <meta:generator>LibreOffice/4.3.3.2$Linux_X86_64 LibreOffice_project/430m0$Build-2</meta:generator>
    <dc:date>2016-03-10T20:32:50.095911204</dc:date>
    <meta:editing-duration>PT9H14M49S</meta:editing-duration>
    <meta:editing-cycles>11</meta:editing-cycles>
    <meta:document-statistic meta:table-count="1" meta:cell-count="176" meta:object-count="0"/>
  </office:meta>
</office:document-meta>
</file>